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2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37">
            <text:p>INSTANCIAS</text:p>
          </table:table-cell>
          <table:table-cell office:value-type="string" table:number-columns-spanned="1" table:number-rows-spanned="2" table:style-name="ce37">
            <text:p>GRUPO</text:p>
          </table:table-cell>
          <table:table-cell office:value-type="string" table:number-columns-spanned="1" table:number-rows-spanned="2" table:style-name="ce37">
            <text:p>GUROBI</text:p>
          </table:table-cell>
          <table:table-cell office:value-type="string" table:number-columns-spanned="1" table:number-rows-spanned="2" table:style-name="ce37">
            <text:p>BRKGA</text:p>
          </table:table-cell>
          <table:table-cell office:value-type="string" table:number-columns-spanned="1" table:number-rows-spanned="2" table:style-name="ce37">
            <text:p>VNS</text:p>
          </table:table-cell>
          <table:table-cell office:value-type="string" table:number-columns-spanned="1" table:number-rows-spanned="2" table:style-name="ce37">
            <text:p>GRASP + VND</text:p>
          </table:table-cell>
          <table:table-cell office:value-type="string" table:number-columns-spanned="1" table:number-rows-spanned="2" table:style-name="ce37">
            <text:p>Nº Execuções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221" table:style-name="ce5">
            <text:p>2822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88" table:style-name="ce5">
            <text:p>958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1" table:style-name="ce14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8">
            <text:p>INSTANCIAS</text:p>
          </table:table-cell>
          <table:table-cell office:value-type="string" table:number-columns-spanned="1" table:number-rows-spanned="3" table:style-name="ce38">
            <text:p>GRUPO</text:p>
          </table:table-cell>
          <table:table-cell office:value-type="string" table:number-columns-spanned="2" table:number-rows-spanned="2" table:style-name="ce39">
            <text:p>GUROBI</text:p>
          </table:table-cell>
          <table:covered-table-cell/>
          <table:table-cell office:value-type="string" table:number-columns-spanned="2" table:number-rows-spanned="2" table:style-name="ce39">
            <text:p>BRKGA</text:p>
          </table:table-cell>
          <table:covered-table-cell/>
          <table:table-cell office:value-type="string" table:number-columns-spanned="2" table:number-rows-spanned="2" table:style-name="ce39">
            <text:p>VNS</text:p>
          </table:table-cell>
          <table:covered-table-cell/>
          <table:table-cell office:value-type="string" table:number-columns-spanned="3" table:number-rows-spanned="2" table:style-name="ce39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8">
            <text:p>Limitante inferior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1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6623" table:style-name="ce21">
            <text:p>56623</text:p>
          </table:table-cell>
          <table:table-cell office:value-type="float" office:value="2.7850873320028962" table:formula="of:=(([.L18]-[.O18])*100)/[.L18]" table:style-name="ce22">
            <text:p>2,79</text:p>
          </table:table-cell>
          <table:table-cell office:value-type="float" office:value="0.9" table:style-name="ce23">
            <text:p>0,9</text:p>
          </table:table-cell>
          <table:table-cell office:value-type="float" office:value="55046" table:number-columns-spanned="2" table:number-rows-spanned="1" table:style-name="ce40">
            <text:p>5504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40068" table:style-name="ce21">
            <text:p>40068</text:p>
          </table:table-cell>
          <table:table-cell office:value-type="float" office:value="2.209394030148752" table:formula="of:=(([.L19]-[.O19])*100)/[.L19]" table:style-name="ce22">
            <text:p>2,21</text:p>
          </table:table-cell>
          <table:table-cell office:value-type="float" office:value="0.9" table:style-name="ce24">
            <text:p>0,9</text:p>
          </table:table-cell>
          <table:table-cell office:value-type="float" office:value="39182.74" table:number-columns-spanned="2" table:number-rows-spanned="1" table:style-name="ce41">
            <text:p>39182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28986" table:style-name="ce21">
            <text:p>228986</text:p>
          </table:table-cell>
          <table:table-cell office:value-type="float" office:value="12.3829710113282" table:formula="of:=(([.L20]-[.O20])*100)/[.L20]" table:style-name="ce22">
            <text:p>12,38</text:p>
          </table:table-cell>
          <table:table-cell office:value-type="float" office:value="0.9" table:style-name="ce24">
            <text:p>0,9</text:p>
          </table:table-cell>
          <table:table-cell office:value-type="float" office:value="200630.73" table:number-columns-spanned="2" table:number-rows-spanned="1" table:style-name="ce41">
            <text:p>200630,7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office:value-type="float" office:value="310344" table:style-name="ce21">
            <text:p>310344</text:p>
          </table:table-cell>
          <table:table-cell office:value-type="float" office:value="28.292527002294229" table:formula="of:=(([.L21]-[.O21])*100)/[.L21]" table:style-name="ce22">
            <text:p>28,29</text:p>
          </table:table-cell>
          <table:table-cell office:value-type="float" office:value="0.9" table:style-name="ce24">
            <text:p>0,9</text:p>
          </table:table-cell>
          <table:table-cell office:value-type="float" office:value="222539.84" table:number-columns-spanned="2" table:number-rows-spanned="1" table:style-name="ce41">
            <text:p>222539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417512" table:style-name="ce21">
            <text:p>417512</text:p>
          </table:table-cell>
          <table:table-cell office:value-type="float" office:value="14.997377320891371" table:formula="of:=(([.L22]-[.O22])*100)/[.L22]" table:style-name="ce22">
            <text:p>15,00</text:p>
          </table:table-cell>
          <table:table-cell office:value-type="float" office:value="0.9" table:style-name="ce24">
            <text:p>0,9</text:p>
          </table:table-cell>
          <table:table-cell office:value-type="float" office:value="354896.15" table:number-columns-spanned="2" table:number-rows-spanned="1" table:style-name="ce41">
            <text:p>354896,1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office:value-type="float" office:value="282078" table:style-name="ce21">
            <text:p>282078</text:p>
          </table:table-cell>
          <table:table-cell office:value-type="float" office:value="5.1497706308184243" table:formula="of:=(([.L23]-[.O23])*100)/[.L23]" table:style-name="ce22">
            <text:p>5,15</text:p>
          </table:table-cell>
          <table:table-cell office:value-type="float" office:value="0.9" table:style-name="ce24">
            <text:p>0,9</text:p>
          </table:table-cell>
          <table:table-cell office:value-type="float" office:value="267551.63" table:number-columns-spanned="2" table:number-rows-spanned="1" table:style-name="ce41">
            <text:p>267551,6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18448" table:style-name="ce21">
            <text:p>218448</text:p>
          </table:table-cell>
          <table:table-cell office:value-type="float" office:value="8.1343614956419863" table:formula="of:=(([.L24]-[.O24])*100)/[.L24]" table:style-name="ce22">
            <text:p>8,13</text:p>
          </table:table-cell>
          <table:table-cell office:value-type="float" office:value="0.9" table:style-name="ce24">
            <text:p>0,9</text:p>
          </table:table-cell>
          <table:table-cell office:value-type="float" office:value="200678.65" table:number-columns-spanned="2" table:number-rows-spanned="1" table:style-name="ce41">
            <text:p>200678,6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office:value-type="float" office:value="309706" table:style-name="ce21">
            <text:p>309706</text:p>
          </table:table-cell>
          <table:table-cell office:value-type="float" office:value="5.0062704629551806" table:formula="of:=(([.L25]-[.O25])*100)/[.L25]" table:style-name="ce22">
            <text:p>5,01</text:p>
          </table:table-cell>
          <table:table-cell office:value-type="float" office:value="0.9" table:style-name="ce24">
            <text:p>0,9</text:p>
          </table:table-cell>
          <table:table-cell office:value-type="float" office:value="294201.28000000003" table:number-columns-spanned="2" table:number-rows-spanned="1" table:style-name="ce41">
            <text:p>294201,28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office:value-type="float" office:value="172536" table:style-name="ce21">
            <text:p>172536</text:p>
          </table:table-cell>
          <table:table-cell office:value-type="float" office:value="4.2356145963740852" table:formula="of:=(([.L26]-[.O26])*100)/[.L26]" table:style-name="ce22">
            <text:p>4,24</text:p>
          </table:table-cell>
          <table:table-cell office:value-type="float" office:value="0.9" table:style-name="ce24">
            <text:p>0,9</text:p>
          </table:table-cell>
          <table:table-cell office:value-type="float" office:value="165228.04" table:number-columns-spanned="2" table:number-rows-spanned="1" table:style-name="ce41">
            <text:p>165228,0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87872" table:style-name="ce11">
            <text:p>187872</text:p>
          </table:table-cell>
          <table:table-cell office:value-type="float" office:value="18.34" table:style-name="ce25">
            <text:p>18,34</text:p>
          </table:table-cell>
          <table:table-cell office:value-type="float" office:value="162034" table:style-name="ce11">
            <text:p>162034</text:p>
          </table:table-cell>
          <table:table-cell office:value-type="float" office:value="5.32" table:style-name="ce11">
            <text:p>5,32</text:p>
          </table:table-cell>
          <table:table-cell office:value-type="float" office:value="158424" table:style-name="ce11">
            <text:p>158424</text:p>
          </table:table-cell>
          <table:table-cell office:value-type="float" office:value="3.16" table:style-name="ce11">
            <text:p>3,16</text:p>
          </table:table-cell>
          <table:table-cell office:value-type="float" office:value="159802" table:style-name="ce26">
            <text:p>159802</text:p>
          </table:table-cell>
          <table:table-cell office:value-type="float" office:value="3.9994430607877263" table:formula="of:=(([.L27]-[.O27])*100)/[.L27]" table:style-name="ce27">
            <text:p>4,00</text:p>
          </table:table-cell>
          <table:table-cell office:value-type="float" office:value="0.9" table:style-name="ce25">
            <text:p>0,9</text:p>
          </table:table-cell>
          <table:table-cell office:value-type="float" office:value="153410.81" table:number-columns-spanned="2" table:number-rows-spanned="1" table:style-name="ce42">
            <text:p>153410,81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3" table:style-name="ce38">
            <text:p>INSTANCIAS</text:p>
          </table:table-cell>
          <table:table-cell office:value-type="string" table:number-columns-spanned="1" table:number-rows-spanned="3" table:style-name="ce38">
            <text:p>GRUPO</text:p>
          </table:table-cell>
          <table:table-cell office:value-type="string" table:number-columns-spanned="2" table:number-rows-spanned="2" table:style-name="ce39">
            <text:p>GUROBI</text:p>
          </table:table-cell>
          <table:covered-table-cell/>
          <table:table-cell office:value-type="string" table:number-columns-spanned="2" table:number-rows-spanned="2" table:style-name="ce39">
            <text:p>BRKGA</text:p>
          </table:table-cell>
          <table:covered-table-cell/>
          <table:table-cell office:value-type="string" table:number-columns-spanned="2" table:number-rows-spanned="2" table:style-name="ce39">
            <text:p>VNS</text:p>
          </table:table-cell>
          <table:covered-table-cell/>
          <table:table-cell office:value-type="string" table:number-columns-spanned="3" table:number-rows-spanned="2" table:style-name="ce39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9">
            <text:p>Limitante inferior</text:p>
          </table:table-cell>
          <table:covered-table-cell/>
          <table:table-cell table:number-columns-repeated="16368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2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2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3" table:style-name="ce21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99712" table:style-name="ce30">
            <text:p>799712</text:p>
          </table:table-cell>
          <table:table-cell office:value-type="float" office:value="16.309999999999999" table:style-name="ce31">
            <text:p>16,31</text:p>
          </table:table-cell>
          <table:table-cell office:value-type="float" office:value="675047" table:style-name="ce30">
            <text:p>675047</text:p>
          </table:table-cell>
          <table:table-cell office:value-type="float" office:value="0.85" table:style-name="ce32">
            <text:p>0,85</text:p>
          </table:table-cell>
          <table:table-cell office:value-type="float" office:value="851542" table:style-name="ce30">
            <text:p>851542</text:p>
          </table:table-cell>
          <table:table-cell office:value-type="float" office:value="21.401722991936985" table:formula="of:=(([.L32]-[.O32])*100)/[.L32]" table:style-name="ce22">
            <text:p>21,40</text:p>
          </table:table-cell>
          <table:table-cell office:value-type="float" office:value="0.9" table:style-name="ce23">
            <text:p>0,9</text:p>
          </table:table-cell>
          <table:table-cell office:value-type="float" office:value="669297.34" table:number-columns-spanned="2" table:number-rows-spanned="1" table:style-name="ce40">
            <text:p>669297,3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21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3">
            <text:p>8,24</text:p>
          </table:table-cell>
          <table:table-cell office:value-type="float" office:value="1255567" table:style-name="ce5">
            <text:p>1255567</text:p>
          </table:table-cell>
          <table:table-cell office:value-type="float" office:value="13.40928759675908" table:formula="of:=(([.L33]-[.O33])*100)/[.L33]" table:style-name="ce22">
            <text:p>13,41</text:p>
          </table:table-cell>
          <table:table-cell office:value-type="float" office:value="0.9" table:style-name="ce24">
            <text:p>0,9</text:p>
          </table:table-cell>
          <table:table-cell office:value-type="float" office:value="1087204.4099999999" table:number-columns-spanned="2" table:number-rows-spanned="1" table:style-name="ce41">
            <text:p>1087204,4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21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3">
            <text:p>6,58</text:p>
          </table:table-cell>
          <table:table-cell office:value-type="float" office:value="1236117" table:style-name="ce5">
            <text:p>1236117</text:p>
          </table:table-cell>
          <table:table-cell office:value-type="float" office:value="15.31417818863425" table:formula="of:=(([.L34]-[.O34])*100)/[.L34]" table:style-name="ce22">
            <text:p>15,31</text:p>
          </table:table-cell>
          <table:table-cell office:value-type="float" office:value="0.9" table:style-name="ce24">
            <text:p>0,9</text:p>
          </table:table-cell>
          <table:table-cell office:value-type="float" office:value="1046815.84" table:number-columns-spanned="2" table:number-rows-spanned="1" table:style-name="ce41">
            <text:p>1046815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21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3">
            <text:p>10,2</text:p>
          </table:table-cell>
          <table:table-cell office:value-type="float" office:value="567183" table:style-name="ce5">
            <text:p>567183</text:p>
          </table:table-cell>
          <table:table-cell office:value-type="float" office:value="10.919912973414228" table:formula="of:=(([.L35]-[.O35])*100)/[.L35]" table:style-name="ce22">
            <text:p>10,92</text:p>
          </table:table-cell>
          <table:table-cell office:value-type="float" office:value="0.9" table:style-name="ce24">
            <text:p>0,9</text:p>
          </table:table-cell>
          <table:table-cell office:value-type="float" office:value="505247.11" table:number-columns-spanned="2" table:number-rows-spanned="1" table:style-name="ce41">
            <text:p>505247,1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21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3">
            <text:p>6,84</text:p>
          </table:table-cell>
          <table:table-cell office:value-type="float" office:value="2617735" table:style-name="ce5">
            <text:p>2617735</text:p>
          </table:table-cell>
          <table:table-cell office:value-type="float" office:value="16.835952073070796" table:formula="of:=(([.L36]-[.O36])*100)/[.L36]" table:style-name="ce22">
            <text:p>16,84</text:p>
          </table:table-cell>
          <table:table-cell office:value-type="float" office:value="0.9" table:style-name="ce24">
            <text:p>0,9</text:p>
          </table:table-cell>
          <table:table-cell office:value-type="float" office:value="2177014.39" table:number-columns-spanned="2" table:number-rows-spanned="1" table:style-name="ce41">
            <text:p>2177014,39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21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3">
            <text:p>1,77</text:p>
          </table:table-cell>
          <table:table-cell office:value-type="float" office:value="731263" table:style-name="ce5">
            <text:p>731263</text:p>
          </table:table-cell>
          <table:table-cell office:value-type="float" office:value="14.187013427453598" table:formula="of:=(([.L37]-[.O37])*100)/[.L37]" table:style-name="ce22">
            <text:p>14,19</text:p>
          </table:table-cell>
          <table:table-cell office:value-type="float" office:value="0.9" table:style-name="ce24">
            <text:p>0,9</text:p>
          </table:table-cell>
          <table:table-cell office:value-type="float" office:value="627518.62" table:number-columns-spanned="2" table:number-rows-spanned="1" table:style-name="ce41">
            <text:p>627518,62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21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3">
            <text:p>5,6</text:p>
          </table:table-cell>
          <table:table-cell office:value-type="float" office:value="764266" table:style-name="ce5">
            <text:p>764266</text:p>
          </table:table-cell>
          <table:table-cell office:value-type="float" office:value="13.525429627904421" table:formula="of:=(([.L38]-[.O38])*100)/[.L38]" table:style-name="ce22">
            <text:p>13,53</text:p>
          </table:table-cell>
          <table:table-cell office:value-type="float" office:value="0.9" table:style-name="ce24">
            <text:p>0,9</text:p>
          </table:table-cell>
          <table:table-cell office:value-type="float" office:value="660895.74" table:number-columns-spanned="2" table:number-rows-spanned="1" table:style-name="ce41">
            <text:p>660895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21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3">
            <text:p>6,99</text:p>
          </table:table-cell>
          <table:table-cell office:value-type="float" office:value="1747396" table:style-name="ce5">
            <text:p>1747396</text:p>
          </table:table-cell>
          <table:table-cell office:value-type="float" office:value="15.53041554404383" table:formula="of:=(([.L39]-[.O39])*100)/[.L39]" table:style-name="ce22">
            <text:p>15,53</text:p>
          </table:table-cell>
          <table:table-cell office:value-type="float" office:value="0.9" table:style-name="ce24">
            <text:p>0,9</text:p>
          </table:table-cell>
          <table:table-cell office:value-type="float" office:value="1476018.14" table:number-columns-spanned="2" table:number-rows-spanned="1" table:style-name="ce41">
            <text:p>1476018,1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21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3">
            <text:p>0,79</text:p>
          </table:table-cell>
          <table:table-cell office:value-type="float" office:value="933935" table:style-name="ce5">
            <text:p>933935</text:p>
          </table:table-cell>
          <table:table-cell office:value-type="float" office:value="17.31824377499505" table:formula="of:=(([.L40]-[.O40])*100)/[.L40]" table:style-name="ce22">
            <text:p>17,32</text:p>
          </table:table-cell>
          <table:table-cell office:value-type="float" office:value="0.9" table:style-name="ce24">
            <text:p>0,9</text:p>
          </table:table-cell>
          <table:table-cell office:value-type="float" office:value="772193.86" table:number-columns-spanned="2" table:number-rows-spanned="1" table:style-name="ce41">
            <text:p>772193,8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3" table:style-name="ce26">
            <text:p>3</text:p>
          </table:table-cell>
          <table:table-cell office:value-type="string" table:style-name="ce34">
            <text:p>#</text:p>
          </table:table-cell>
          <table:table-cell office:value-type="string" table:style-name="ce35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6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6">
            <text:p>9,23</text:p>
          </table:table-cell>
          <table:table-cell office:value-type="float" office:value="954181" table:style-name="ce26">
            <text:p>954181</text:p>
          </table:table-cell>
          <table:table-cell office:value-type="float" office:value="10.579086148225546" table:formula="of:=(([.L41]-[.O41])*100)/[.L41]" table:style-name="ce27">
            <text:p>10,58</text:p>
          </table:table-cell>
          <table:table-cell office:value-type="float" office:value="0.9" table:style-name="ce25">
            <text:p>0,9</text:p>
          </table:table-cell>
          <table:table-cell office:value-type="float" office:value="853237.37" table:number-columns-spanned="2" table:number-rows-spanned="1" table:style-name="ce42">
            <text:p>853237,37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number-rows-repeated="1048534" table:style-name="ro6">
          <table:table-cell table:number-columns-repeated="16384"/>
        </table:table-row>
      </table:table>
      <table:table table:name="Planilha1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37">
            <text:p>INSTANCIAS</text:p>
          </table:table-cell>
          <table:table-cell office:value-type="string" table:number-columns-spanned="1" table:number-rows-spanned="2" table:style-name="ce37">
            <text:p>GRUPO</text:p>
          </table:table-cell>
          <table:table-cell office:value-type="string" table:number-columns-spanned="1" table:number-rows-spanned="2" table:style-name="ce37">
            <text:p>GUROBI</text:p>
          </table:table-cell>
          <table:table-cell office:value-type="string" table:number-columns-spanned="1" table:number-rows-spanned="2" table:style-name="ce37">
            <text:p>BRKGA</text:p>
          </table:table-cell>
          <table:table-cell office:value-type="string" table:number-columns-spanned="1" table:number-rows-spanned="2" table:style-name="ce37">
            <text:p>VNS</text:p>
          </table:table-cell>
          <table:table-cell office:value-type="string" table:number-columns-spanned="1" table:number-rows-spanned="2" table:style-name="ce37">
            <text:p>GRASP + VND</text:p>
          </table:table-cell>
          <table:table-cell office:value-type="string" table:number-columns-spanned="1" table:number-rows-spanned="2" table:style-name="ce37">
            <text:p>Nº Execuções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221" table:style-name="ce5">
            <text:p>2822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88" table:style-name="ce5">
            <text:p>958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1" table:style-name="ce14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8">
            <text:p>INSTANCIAS</text:p>
          </table:table-cell>
          <table:table-cell office:value-type="string" table:number-columns-spanned="1" table:number-rows-spanned="3" table:style-name="ce38">
            <text:p>GRUPO</text:p>
          </table:table-cell>
          <table:table-cell office:value-type="string" table:number-columns-spanned="2" table:number-rows-spanned="2" table:style-name="ce39">
            <text:p>GUROBI</text:p>
          </table:table-cell>
          <table:covered-table-cell/>
          <table:table-cell office:value-type="string" table:number-columns-spanned="2" table:number-rows-spanned="2" table:style-name="ce39">
            <text:p>BRKGA</text:p>
          </table:table-cell>
          <table:covered-table-cell/>
          <table:table-cell office:value-type="string" table:number-columns-spanned="2" table:number-rows-spanned="2" table:style-name="ce39">
            <text:p>VNS</text:p>
          </table:table-cell>
          <table:covered-table-cell/>
          <table:table-cell office:value-type="string" table:number-columns-spanned="3" table:number-rows-spanned="2" table:style-name="ce39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8">
            <text:p>Limitante inferior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1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6623" table:style-name="ce21">
            <text:p>56623</text:p>
          </table:table-cell>
          <table:table-cell office:value-type="float" office:value="2.7850873320028962" table:formula="of:=(([.L18]-[.O18])*100)/[.L18]" table:style-name="ce22">
            <text:p>2,79</text:p>
          </table:table-cell>
          <table:table-cell office:value-type="float" office:value="0.9" table:style-name="ce23">
            <text:p>0,9</text:p>
          </table:table-cell>
          <table:table-cell office:value-type="float" office:value="55046" table:number-columns-spanned="2" table:number-rows-spanned="1" table:style-name="ce40">
            <text:p>5504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40068" table:style-name="ce21">
            <text:p>40068</text:p>
          </table:table-cell>
          <table:table-cell office:value-type="float" office:value="2.209394030148752" table:formula="of:=(([.L19]-[.O19])*100)/[.L19]" table:style-name="ce22">
            <text:p>2,21</text:p>
          </table:table-cell>
          <table:table-cell office:value-type="float" office:value="0.9" table:style-name="ce24">
            <text:p>0,9</text:p>
          </table:table-cell>
          <table:table-cell office:value-type="float" office:value="39182.74" table:number-columns-spanned="2" table:number-rows-spanned="1" table:style-name="ce41">
            <text:p>39182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28986" table:style-name="ce21">
            <text:p>228986</text:p>
          </table:table-cell>
          <table:table-cell office:value-type="float" office:value="12.3829710113282" table:formula="of:=(([.L20]-[.O20])*100)/[.L20]" table:style-name="ce22">
            <text:p>12,38</text:p>
          </table:table-cell>
          <table:table-cell office:value-type="float" office:value="0.9" table:style-name="ce24">
            <text:p>0,9</text:p>
          </table:table-cell>
          <table:table-cell office:value-type="float" office:value="200630.73" table:number-columns-spanned="2" table:number-rows-spanned="1" table:style-name="ce41">
            <text:p>200630,7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office:value-type="float" office:value="310344" table:style-name="ce21">
            <text:p>310344</text:p>
          </table:table-cell>
          <table:table-cell office:value-type="float" office:value="28.292527002294229" table:formula="of:=(([.L21]-[.O21])*100)/[.L21]" table:style-name="ce22">
            <text:p>28,29</text:p>
          </table:table-cell>
          <table:table-cell office:value-type="float" office:value="0.9" table:style-name="ce24">
            <text:p>0,9</text:p>
          </table:table-cell>
          <table:table-cell office:value-type="float" office:value="222539.84" table:number-columns-spanned="2" table:number-rows-spanned="1" table:style-name="ce41">
            <text:p>222539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417512" table:style-name="ce21">
            <text:p>417512</text:p>
          </table:table-cell>
          <table:table-cell office:value-type="float" office:value="14.997377320891371" table:formula="of:=(([.L22]-[.O22])*100)/[.L22]" table:style-name="ce22">
            <text:p>15,00</text:p>
          </table:table-cell>
          <table:table-cell office:value-type="float" office:value="0.9" table:style-name="ce24">
            <text:p>0,9</text:p>
          </table:table-cell>
          <table:table-cell office:value-type="float" office:value="354896.15" table:number-columns-spanned="2" table:number-rows-spanned="1" table:style-name="ce41">
            <text:p>354896,1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office:value-type="float" office:value="282078" table:style-name="ce21">
            <text:p>282078</text:p>
          </table:table-cell>
          <table:table-cell office:value-type="float" office:value="5.1497706308184243" table:formula="of:=(([.L23]-[.O23])*100)/[.L23]" table:style-name="ce22">
            <text:p>5,15</text:p>
          </table:table-cell>
          <table:table-cell office:value-type="float" office:value="0.9" table:style-name="ce24">
            <text:p>0,9</text:p>
          </table:table-cell>
          <table:table-cell office:value-type="float" office:value="267551.63" table:number-columns-spanned="2" table:number-rows-spanned="1" table:style-name="ce41">
            <text:p>267551,6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18448" table:style-name="ce21">
            <text:p>218448</text:p>
          </table:table-cell>
          <table:table-cell office:value-type="float" office:value="8.1343614956419863" table:formula="of:=(([.L24]-[.O24])*100)/[.L24]" table:style-name="ce22">
            <text:p>8,13</text:p>
          </table:table-cell>
          <table:table-cell office:value-type="float" office:value="0.9" table:style-name="ce24">
            <text:p>0,9</text:p>
          </table:table-cell>
          <table:table-cell office:value-type="float" office:value="200678.65" table:number-columns-spanned="2" table:number-rows-spanned="1" table:style-name="ce41">
            <text:p>200678,6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office:value-type="float" office:value="309706" table:style-name="ce21">
            <text:p>309706</text:p>
          </table:table-cell>
          <table:table-cell office:value-type="float" office:value="5.0062704629551806" table:formula="of:=(([.L25]-[.O25])*100)/[.L25]" table:style-name="ce22">
            <text:p>5,01</text:p>
          </table:table-cell>
          <table:table-cell office:value-type="float" office:value="0.9" table:style-name="ce24">
            <text:p>0,9</text:p>
          </table:table-cell>
          <table:table-cell office:value-type="float" office:value="294201.28000000003" table:number-columns-spanned="2" table:number-rows-spanned="1" table:style-name="ce41">
            <text:p>294201,28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office:value-type="float" office:value="172536" table:style-name="ce21">
            <text:p>172536</text:p>
          </table:table-cell>
          <table:table-cell office:value-type="float" office:value="4.2356145963740852" table:formula="of:=(([.L26]-[.O26])*100)/[.L26]" table:style-name="ce22">
            <text:p>4,24</text:p>
          </table:table-cell>
          <table:table-cell office:value-type="float" office:value="0.9" table:style-name="ce24">
            <text:p>0,9</text:p>
          </table:table-cell>
          <table:table-cell office:value-type="float" office:value="165228.04" table:number-columns-spanned="2" table:number-rows-spanned="1" table:style-name="ce41">
            <text:p>165228,0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87872" table:style-name="ce11">
            <text:p>187872</text:p>
          </table:table-cell>
          <table:table-cell office:value-type="float" office:value="18.34" table:style-name="ce25">
            <text:p>18,34</text:p>
          </table:table-cell>
          <table:table-cell office:value-type="float" office:value="162034" table:style-name="ce11">
            <text:p>162034</text:p>
          </table:table-cell>
          <table:table-cell office:value-type="float" office:value="5.32" table:style-name="ce11">
            <text:p>5,32</text:p>
          </table:table-cell>
          <table:table-cell office:value-type="float" office:value="158424" table:style-name="ce11">
            <text:p>158424</text:p>
          </table:table-cell>
          <table:table-cell office:value-type="float" office:value="3.16" table:style-name="ce11">
            <text:p>3,16</text:p>
          </table:table-cell>
          <table:table-cell office:value-type="float" office:value="159802" table:style-name="ce26">
            <text:p>159802</text:p>
          </table:table-cell>
          <table:table-cell office:value-type="float" office:value="3.9994430607877263" table:formula="of:=(([.L27]-[.O27])*100)/[.L27]" table:style-name="ce27">
            <text:p>4,00</text:p>
          </table:table-cell>
          <table:table-cell office:value-type="float" office:value="0.9" table:style-name="ce25">
            <text:p>0,9</text:p>
          </table:table-cell>
          <table:table-cell office:value-type="float" office:value="153410.81" table:number-columns-spanned="2" table:number-rows-spanned="1" table:style-name="ce42">
            <text:p>153410,81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string" table:number-columns-spanned="1" table:number-rows-spanned="3" table:style-name="ce38">
            <text:p>INSTANCIAS</text:p>
          </table:table-cell>
          <table:table-cell office:value-type="string" table:number-columns-spanned="1" table:number-rows-spanned="3" table:style-name="ce38">
            <text:p>GRUPO</text:p>
          </table:table-cell>
          <table:table-cell office:value-type="string" table:number-columns-spanned="2" table:number-rows-spanned="2" table:style-name="ce39">
            <text:p>GUROBI</text:p>
          </table:table-cell>
          <table:covered-table-cell/>
          <table:table-cell office:value-type="string" table:number-columns-spanned="2" table:number-rows-spanned="2" table:style-name="ce39">
            <text:p>BRKGA</text:p>
          </table:table-cell>
          <table:covered-table-cell/>
          <table:table-cell office:value-type="string" table:number-columns-spanned="2" table:number-rows-spanned="2" table:style-name="ce39">
            <text:p>VNS</text:p>
          </table:table-cell>
          <table:covered-table-cell/>
          <table:table-cell office:value-type="string" table:number-columns-spanned="3" table:number-rows-spanned="2" table:style-name="ce39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39">
            <text:p>Limitante inferior</text:p>
          </table:table-cell>
          <table:covered-table-cell/>
          <table:table-cell table:number-columns-repeated="16368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2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18">
            <text:p>val(S)</text:p>
          </table:table-cell>
          <table:table-cell office:value-type="string" table:style-name="ce29">
            <text:p>gap(%)</text:p>
          </table:table-cell>
          <table:table-cell office:value-type="string" table:style-name="ce20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3" table:style-name="ce21">
            <text:p>3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99712" table:style-name="ce30">
            <text:p>799712</text:p>
          </table:table-cell>
          <table:table-cell office:value-type="float" office:value="16.309999999999999" table:style-name="ce31">
            <text:p>16,31</text:p>
          </table:table-cell>
          <table:table-cell office:value-type="float" office:value="675047" table:style-name="ce30">
            <text:p>675047</text:p>
          </table:table-cell>
          <table:table-cell office:value-type="float" office:value="0.85" table:style-name="ce32">
            <text:p>0,85</text:p>
          </table:table-cell>
          <table:table-cell office:value-type="float" office:value="851542" table:style-name="ce30">
            <text:p>851542</text:p>
          </table:table-cell>
          <table:table-cell office:value-type="float" office:value="21.401722991936985" table:formula="of:=(([.L32]-[.O32])*100)/[.L32]" table:style-name="ce22">
            <text:p>21,40</text:p>
          </table:table-cell>
          <table:table-cell office:value-type="float" office:value="0.9" table:style-name="ce23">
            <text:p>0,9</text:p>
          </table:table-cell>
          <table:table-cell office:value-type="float" office:value="669297.34" table:number-columns-spanned="2" table:number-rows-spanned="1" table:style-name="ce40">
            <text:p>669297,3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21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3">
            <text:p>8,24</text:p>
          </table:table-cell>
          <table:table-cell office:value-type="float" office:value="1255567" table:style-name="ce5">
            <text:p>1255567</text:p>
          </table:table-cell>
          <table:table-cell office:value-type="float" office:value="13.40928759675908" table:formula="of:=(([.L33]-[.O33])*100)/[.L33]" table:style-name="ce22">
            <text:p>13,41</text:p>
          </table:table-cell>
          <table:table-cell office:value-type="float" office:value="0.9" table:style-name="ce24">
            <text:p>0,9</text:p>
          </table:table-cell>
          <table:table-cell office:value-type="float" office:value="1087204.4099999999" table:number-columns-spanned="2" table:number-rows-spanned="1" table:style-name="ce41">
            <text:p>1087204,4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21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3">
            <text:p>6,58</text:p>
          </table:table-cell>
          <table:table-cell office:value-type="float" office:value="1236117" table:style-name="ce5">
            <text:p>1236117</text:p>
          </table:table-cell>
          <table:table-cell office:value-type="float" office:value="15.31417818863425" table:formula="of:=(([.L34]-[.O34])*100)/[.L34]" table:style-name="ce22">
            <text:p>15,31</text:p>
          </table:table-cell>
          <table:table-cell office:value-type="float" office:value="0.9" table:style-name="ce24">
            <text:p>0,9</text:p>
          </table:table-cell>
          <table:table-cell office:value-type="float" office:value="1046815.84" table:number-columns-spanned="2" table:number-rows-spanned="1" table:style-name="ce41">
            <text:p>1046815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21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3">
            <text:p>10,2</text:p>
          </table:table-cell>
          <table:table-cell office:value-type="float" office:value="567183" table:style-name="ce5">
            <text:p>567183</text:p>
          </table:table-cell>
          <table:table-cell office:value-type="float" office:value="10.919912973414228" table:formula="of:=(([.L35]-[.O35])*100)/[.L35]" table:style-name="ce22">
            <text:p>10,92</text:p>
          </table:table-cell>
          <table:table-cell office:value-type="float" office:value="0.9" table:style-name="ce24">
            <text:p>0,9</text:p>
          </table:table-cell>
          <table:table-cell office:value-type="float" office:value="505247.11" table:number-columns-spanned="2" table:number-rows-spanned="1" table:style-name="ce41">
            <text:p>505247,1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21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3">
            <text:p>6,84</text:p>
          </table:table-cell>
          <table:table-cell office:value-type="float" office:value="2617735" table:style-name="ce5">
            <text:p>2617735</text:p>
          </table:table-cell>
          <table:table-cell office:value-type="float" office:value="16.835952073070796" table:formula="of:=(([.L36]-[.O36])*100)/[.L36]" table:style-name="ce22">
            <text:p>16,84</text:p>
          </table:table-cell>
          <table:table-cell office:value-type="float" office:value="0.9" table:style-name="ce24">
            <text:p>0,9</text:p>
          </table:table-cell>
          <table:table-cell office:value-type="float" office:value="2177014.39" table:number-columns-spanned="2" table:number-rows-spanned="1" table:style-name="ce41">
            <text:p>2177014,39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21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3">
            <text:p>1,77</text:p>
          </table:table-cell>
          <table:table-cell office:value-type="float" office:value="731263" table:style-name="ce5">
            <text:p>731263</text:p>
          </table:table-cell>
          <table:table-cell office:value-type="float" office:value="14.187013427453598" table:formula="of:=(([.L37]-[.O37])*100)/[.L37]" table:style-name="ce22">
            <text:p>14,19</text:p>
          </table:table-cell>
          <table:table-cell office:value-type="float" office:value="0.9" table:style-name="ce24">
            <text:p>0,9</text:p>
          </table:table-cell>
          <table:table-cell office:value-type="float" office:value="627518.62" table:number-columns-spanned="2" table:number-rows-spanned="1" table:style-name="ce41">
            <text:p>627518,62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21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3">
            <text:p>5,6</text:p>
          </table:table-cell>
          <table:table-cell office:value-type="float" office:value="764266" table:style-name="ce5">
            <text:p>764266</text:p>
          </table:table-cell>
          <table:table-cell office:value-type="float" office:value="13.525429627904421" table:formula="of:=(([.L38]-[.O38])*100)/[.L38]" table:style-name="ce22">
            <text:p>13,53</text:p>
          </table:table-cell>
          <table:table-cell office:value-type="float" office:value="0.9" table:style-name="ce24">
            <text:p>0,9</text:p>
          </table:table-cell>
          <table:table-cell office:value-type="float" office:value="660895.74" table:number-columns-spanned="2" table:number-rows-spanned="1" table:style-name="ce41">
            <text:p>660895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21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3">
            <text:p>6,99</text:p>
          </table:table-cell>
          <table:table-cell office:value-type="float" office:value="1747396" table:style-name="ce5">
            <text:p>1747396</text:p>
          </table:table-cell>
          <table:table-cell office:value-type="float" office:value="15.53041554404383" table:formula="of:=(([.L39]-[.O39])*100)/[.L39]" table:style-name="ce22">
            <text:p>15,53</text:p>
          </table:table-cell>
          <table:table-cell office:value-type="float" office:value="0.9" table:style-name="ce24">
            <text:p>0,9</text:p>
          </table:table-cell>
          <table:table-cell office:value-type="float" office:value="1476018.14" table:number-columns-spanned="2" table:number-rows-spanned="1" table:style-name="ce41">
            <text:p>1476018,1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3" table:style-name="ce21">
            <text:p>3</text:p>
          </table:table-cell>
          <table:table-cell office:value-type="string" table:style-name="ce24">
            <text:p>#</text:p>
          </table:table-cell>
          <table:table-cell office:value-type="string" table:style-name="ce24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21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3">
            <text:p>0,79</text:p>
          </table:table-cell>
          <table:table-cell office:value-type="float" office:value="933935" table:style-name="ce5">
            <text:p>933935</text:p>
          </table:table-cell>
          <table:table-cell office:value-type="float" office:value="17.31824377499505" table:formula="of:=(([.L40]-[.O40])*100)/[.L40]" table:style-name="ce22">
            <text:p>17,32</text:p>
          </table:table-cell>
          <table:table-cell office:value-type="float" office:value="0.9" table:style-name="ce24">
            <text:p>0,9</text:p>
          </table:table-cell>
          <table:table-cell office:value-type="float" office:value="772193.86" table:number-columns-spanned="2" table:number-rows-spanned="1" table:style-name="ce41">
            <text:p>772193,8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3" table:style-name="ce26">
            <text:p>3</text:p>
          </table:table-cell>
          <table:table-cell office:value-type="string" table:style-name="ce34">
            <text:p>#</text:p>
          </table:table-cell>
          <table:table-cell office:value-type="string" table:style-name="ce35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6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6">
            <text:p>9,23</text:p>
          </table:table-cell>
          <table:table-cell office:value-type="float" office:value="954181" table:style-name="ce26">
            <text:p>954181</text:p>
          </table:table-cell>
          <table:table-cell office:value-type="float" office:value="10.579086148225546" table:formula="of:=(([.L41]-[.O41])*100)/[.L41]" table:style-name="ce27">
            <text:p>10,58</text:p>
          </table:table-cell>
          <table:table-cell office:value-type="float" office:value="0.9" table:style-name="ce25">
            <text:p>0,9</text:p>
          </table:table-cell>
          <table:table-cell office:value-type="float" office:value="853237.37" table:number-columns-spanned="2" table:number-rows-spanned="1" table:style-name="ce42">
            <text:p>853237,37</text:p>
          </table:table-cell>
          <table:covered-table-cell/>
          <table:table-cell table:number-columns-repeated="16368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5T22:56:04Z</dc:date>
    <meta:editing-cycles>3</meta:editing-cycles>
    <meta:editing-duration>PT501S</meta:editing-duration>
  </office:meta>
</office:document-meta>
</file>